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erezr</text:p>
      <text:p text:style-name="Standard"/>
      <text:p text:style-name="P1">dsfesr</text:p>
      <text:p text:style-name="P1">sezz</text:p>
      <text:p text:style-name="Standard"/>
      <text:p text:style-name="Standard">Find me 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osquer </meta:initial-creator>
    <meta:creation-date>2010-06-30T10:55:22</meta:creation-date>
    <dc:date>2012-03-08T13:06:24</dc:date>
    <meta:editing-duration>PT59S</meta:editing-duration>
    <meta:editing-cycles>2</meta:editing-cycles>
    <meta:generator>LibreOffice/3.4$Unix LibreOffice_project/340m1$Build-302</meta:generator>
    <meta:document-statistic meta:table-count="0" meta:image-count="0" meta:object-count="0" meta:page-count="3" meta:paragraph-count="4" meta:word-count="6" meta:character-count="29" meta:non-whitespace-character-count="27"/>
  </office:meta>
</office:document-meta>
</file>